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############## Numerical Similarity ###############</text:p>
      <text:p text:style-name="P1">------------ cosine ----------------------</text:p>
      <text:p text:style-name="Preformatted_20_Text">test_f1_macro : <text:s/>0.5402617011378987</text:p>
      <text:p text:style-name="Preformatted_20_Text">test_precision_macro : <text:s/>0.5402796764782545</text:p>
      <text:p text:style-name="Preformatted_20_Text">test_recall_macro : <text:s/>0.5402749915876921</text:p>
      <text:p text:style-name="P1">------------ Euclidean_distance ----------------------</text:p>
      <text:p text:style-name="Preformatted_20_Text">test_f1_macro : <text:s/>0.5045186438999039</text:p>
      <text:p text:style-name="Preformatted_20_Text">test_precision_macro : <text:s/>0.5045195136207803</text:p>
      <text:p text:style-name="Preformatted_20_Text">test_recall_macro : <text:s/>0.5045194834132406</text:p>
      <text:p text:style-name="P1">------------ wieghted_euclidean ----------------------</text:p>
      <text:p text:style-name="Preformatted_20_Text">test_f1_macro : <text:s/>0.5051786396465099</text:p>
      <text:p text:style-name="Preformatted_20_Text">test_precision_macro : <text:s/>0.5051813981430294</text:p>
      <text:p text:style-name="Preformatted_20_Text">test_recall_macro : <text:s/>0.5051812878012366</text:p>
      <text:p text:style-name="P1">------------ mahalanobis ----------------------</text:p>
      <text:p text:style-name="Preformatted_20_Text">test_f1_macro : <text:s/>0.5058123896897357</text:p>
      <text:p text:style-name="Preformatted_20_Text">test_precision_macro : <text:s/>0.5058964011471214</text:p>
      <text:p text:style-name="Preformatted_20_Text">test_recall_macro : <text:s/>0.5058925095132878</text:p>
      <text:p text:style-name="P1">------------ minkowski ----------------------</text:p>
      <text:p text:style-name="Preformatted_20_Text">test_f1_macro : <text:s/>0.505223169633765</text:p>
      <text:p text:style-name="Preformatted_20_Text">test_precision_macro : <text:s/>0.5053093875847317</text:p>
      <text:p text:style-name="Preformatted_20_Text">test_recall_macro : <text:s/>0.5053061015687189</text:p>
      <text:p text:style-name="Preformatted_20_Text">############### Categorical Similarity ###############</text:p>
      <text:p text:style-name="P1">------------ cosine ----------------------</text:p>
      <text:p text:style-name="Preformatted_20_Text">test_f1_macro : <text:s/>0.5073042326426986</text:p>
      <text:p text:style-name="Preformatted_20_Text">test_precision_macro : <text:s/>0.5087122587492272</text:p>
      <text:p text:style-name="Preformatted_20_Text">test_recall_macro : <text:s/>0.5086197530097804</text:p>
      <text:p text:style-name="P1">------------ overlap ----------------------</text:p>
      <text:p text:style-name="Preformatted_20_Text">test_f1_macro : <text:s/>0.502483078073775</text:p>
      <text:p text:style-name="Preformatted_20_Text">test_precision_macro : <text:s/>0.514355725919106</text:p>
      <text:p text:style-name="Preformatted_20_Text">test_recall_macro : <text:s/>0.5131274586372536</text:p>
      <text:p text:style-name="P1">------------ Jaccard_Distance ----------------------</text:p>
      <text:p text:style-name="Preformatted_20_Text">test_f1_macro : <text:s/>0.5071794574967001</text:p>
      <text:p text:style-name="Preformatted_20_Text">test_precision_macro : <text:s/>0.5085952506893457</text:p>
      <text:p text:style-name="Preformatted_20_Text">test_recall_macro : <text:s/>0.5085020065460751</text:p>
      <text:p text:style-name="P1">------------ Monge_Elkan ----------------------</text:p>
      <text:p text:style-name="Preformatted_20_Text">test_f1_macro : <text:s/>0.48317444024572415</text:p>
      <text:p text:style-name="Preformatted_20_Text">test_precision_macro : <text:s/>0.49836880435547026</text:p>
      <text:p text:style-name="Preformatted_20_Text">test_recall_macro : <text:s/>0.4985633637286487</text:p>
      <text:p text:style-name="P1">------------ dice ----------------------</text:p>
      <text:p text:style-name="Preformatted_20_Text">test_f1_macro : <text:s/>0.5070166759020052</text:p>
      <text:p text:style-name="Preformatted_20_Text">test_precision_macro : <text:s/>0.5084379391559558</text:p>
      <text:p text:style-name="Preformatted_20_Text">test_recall_macro : <text:s/>0.5083465529860363</text:p>
      <text:p text:style-name="P1">------------ soft_TF_IDF ----------------------</text:p>
      <text:p text:style-name="Preformatted_20_Text">test_f1_macro : <text:s/>0.5054338487213521</text:p>
      <text:p text:style-name="Preformatted_20_Text">test_precision_macro : <text:s/>0.5054898628569108</text:p>
      <text:p text:style-name="Preformatted_20_Text">test_recall_macro : <text:s/>0.5054874294721455</text:p>
      <text:p text:style-name="P1">------------ tversky_Index ----------------------</text:p>
      <text:p text:style-name="Preformatted_20_Text">test_f1_macro : <text:s/>0.5071965211819879</text:p>
      <text:p text:style-name="Preformatted_20_Text">test_precision_macro : <text:s/>0.5086109354884958</text:p>
      <text:p text:style-name="P1"><text:soft-page-break/>test_recall_macro : <text:s/>0.5085184930389087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7:52:08.922148354</meta:creation-date>
    <dc:date>2019-03-30T18:26:13.842166812</dc:date>
    <meta:editing-duration>PT3M44S</meta:editing-duration>
    <meta:editing-cycles>1</meta:editing-cycles>
    <meta:document-statistic meta:table-count="0" meta:image-count="0" meta:object-count="0" meta:page-count="2" meta:paragraph-count="50" meta:word-count="152" meta:character-count="2059" meta:non-whitespace-character-count="1921"/>
    <meta:generator>LibreOffice/5.2.7.2$Linux_X86_64 LibreOffice_project/20m0$Build-2</meta:generator>
  </office:meta>
</office:document-meta>
</file>